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TableColumn3" style:family="table-column">
      <style:table-column-properties style:column-width="2.2305in" style:use-optimal-column-width="false"/>
    </style:style>
    <style:style style:name="TableColumn4" style:family="table-column">
      <style:table-column-properties style:column-width="2.2312in" style:use-optimal-column-width="false"/>
    </style:style>
    <style:style style:name="TableColumn5" style:family="table-column">
      <style:table-column-properties style:column-width="2.2312in" style:use-optimal-column-width="false"/>
    </style:style>
    <style:style style:name="Table2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P8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P10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none" style:writing-mode="lr-tb" fo:padding-top="0in" fo:padding-left="0in" fo:padding-bottom="0in" fo:padding-right="0in"/>
    </style:style>
    <style:style style:name="P12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style:writing-mode="lr-tb" fo:padding-top="0in" fo:padding-left="0in" fo:padding-bottom="0in" fo:padding-right="0in"/>
    </style:style>
    <style:style style:name="P15" style:parent-style-name="TableContents" style:family="paragraph">
      <style:paragraph-properties fo:text-align="center"/>
    </style:style>
    <style:style style:name="TableCell16" style:family="table-cell">
      <style:table-cell-properties fo:border="none" style:writing-mode="lr-tb" fo:padding-top="0in" fo:padding-left="0in" fo:padding-bottom="0in" fo:padding-right="0in"/>
    </style:style>
    <style:style style:name="P17" style:parent-style-name="TableContents" style:family="paragraph">
      <style:paragraph-properties fo:text-align="center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P19" style:parent-style-name="TableContents" style:family="paragraph">
      <style:paragraph-properties fo:text-align="center"/>
    </style:style>
    <style:style style:name="T20" style:parent-style-name="Policepardéfaut" style:family="text">
      <style:text-properties fo:font-weight="normal" style:font-weight-asian="normal" style:font-weight-complex="normal"/>
    </style:style>
    <style:style style:name="T21" style:parent-style-name="Policepardéfaut" style:family="text">
      <style:text-properties fo:font-size="16pt" style:font-size-asian="16pt" style:font-size-complex="16pt"/>
    </style:style>
    <style:style style:name="S1" style:family="section">
      <style:section-properties fo:margin-left="0in" fo:margin-right="0in" style:writing-mode="lr-tb">
        <style:columns fo:column-count="2">
          <style:column style:rel-width="4819*" fo:start-indent="0in" fo:end-indent="0in"/>
          <style:column style:rel-width="4819*" fo:start-indent="0in" fo:end-indent="0in"/>
        </style:columns>
      </style:section-properties>
    </style:style>
    <style:style style:name="P22" style:parent-style-name="Textbody" style:family="paragraph">
      <style:text-properties fo:color="#FF0000"/>
    </style:style>
    <style:style style:name="P23" style:parent-style-name="Textbody" style:family="paragraph">
      <style:text-properties fo:color="#FF0000"/>
    </style:style>
    <style:style style:name="P24" style:parent-style-name="Textbody" style:family="paragraph"/>
    <style:style style:name="T25" style:parent-style-name="Policepardéfaut" style:family="text">
      <style:text-properties fo:color="#FF0000"/>
    </style:style>
    <style:style style:name="T26" style:parent-style-name="Policepardéfaut" style:family="text">
      <style:text-properties fo:font-weight="bold" style:font-weight-asian="bold" style:font-weight-complex="bold" fo:color="#FF0000"/>
    </style:style>
    <style:style style:name="T27" style:parent-style-name="Policepardéfaut" style:family="text">
      <style:text-properties fo:color="#FF0000"/>
    </style:style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S2" style:family="section">
      <style:section-properties fo:margin-left="0in" fo:margin-right="0in" style:writing-mode="lr-tb"/>
    </style:style>
    <style:style style:name="T33" style:parent-style-name="Policepardéfaut" style:family="text">
      <style:text-properties fo:font-size="16pt" style:font-size-asian="16pt" style:font-size-complex="16pt"/>
    </style:style>
    <style:style style:name="S3" style:family="section">
      <style:section-properties fo:margin-left="0in" fo:margin-right="0in" style:writing-mode="lr-tb">
        <style:columns fo:column-count="2">
          <style:column style:rel-width="4819*" fo:start-indent="0in" fo:end-indent="0in"/>
          <style:column style:rel-width="4819*" fo:start-indent="0in" fo:end-indent="0in"/>
        </style:columns>
      </style:section-properties>
    </style:style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S4" style:family="section">
      <style:section-properties fo:margin-left="0in" fo:margin-right="0in" style:writing-mode="lr-tb"/>
    </style:style>
    <style:style style:name="T42" style:parent-style-name="Policepardéfaut" style:family="text">
      <style:text-properties fo:font-size="16pt" style:font-size-asian="16pt" style:font-size-complex="16pt"/>
    </style:style>
    <style:style style:name="S5" style:family="section">
      <style:section-properties fo:margin-left="0in" fo:margin-right="0in" style:writing-mode="lr-tb">
        <style:columns fo:column-count="2">
          <style:column style:rel-width="4819*" fo:start-indent="0in" fo:end-indent="0in"/>
          <style:column style:rel-width="4819*" fo:start-indent="0in" fo:end-indent="0in"/>
        </style:columns>
      </style:section-properties>
    </style:style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</office:automatic-styles>
  <office:body>
    <office:text text:use-soft-page-breaks="true">
      <text:p text:style-name="P1">Descriptif logiciel<text:s/><text:line-break/>ludo-pédagogique</text:p>
      <text:h text:style-name="Titre2" text:outline-level="2">Équipe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M</text:p>
          </table:table-cell>
          <table:table-cell table:style-name="TableCell9">
            <text:p text:style-name="P10">Prénom</text:p>
          </table:table-cell>
          <table:table-cell table:style-name="TableCell11">
            <text:p text:style-name="P12">Groupe</text:p>
          </table:table-cell>
        </table:table-row>
        <table:table-row table:style-name="TableRow13">
          <table:table-cell table:style-name="TableCell14">
            <text:p text:style-name="P15">COLLIN</text:p>
          </table:table-cell>
          <table:table-cell table:style-name="TableCell16">
            <text:p text:style-name="P17">Joshua</text:p>
          </table:table-cell>
          <table:table-cell table:style-name="TableCell18">
            <text:p text:style-name="P19">E</text:p>
          </table:table-cell>
        </table:table-row>
      </table:table>
      <text:p text:style-name="Standard"/>
      <text:h text:style-name="Titre2" text:outline-level="2">Client.e : LEPRETRE<text:span text:style-name="T20"><text:s text:c="2"/></text:span>(décidé par vos enseignant.e.s de TP)</text:h>
      <text:h text:style-name="Titre2" text:outline-level="2">Nom provisoire du logiciel : Multi48</text:h>
      <text:h text:style-name="Titre2" text:outline-level="2">L’idée en 2-3 phrases</text:h>
      <text:p text:style-name="Textbody">Un 2048 avec difficulté réglable et avant chaque déplacement une question sur les tables de multiplications est<text:s/>posée.</text:p>
      <text:h text:style-name="Titre2" text:outline-level="2">Ce que vous<text:s/><text:span text:style-name="T21">comptez faire au minimum</text:span></text:h>
      <text:section text:name="Sect1" text:style-name="S1">
        <text:list text:style-name="LFO1" text:continue-numbering="true">
          <text:list-item>
            <text:p text:style-name="P22">Affichage texte</text:p>
          </text:list-item>
          <text:list-item>
            <text:p text:style-name="P23">Contrôle de saisie</text:p>
          </text:list-item>
          <text:list-item>
            <text:p text:style-name="P24"><text:span text:style-name="T25">Sauvegarde de</text:span><text:span text:style-name="T26"><text:s/></text:span><text:span text:style-name="T27">partie</text:span></text:p>
          </text:list-item>
          <text:list-item>
            <text:p text:style-name="P28"><text:s/>Difficulté réglable avec un petit menu textuelle</text:p>
          </text:list-item>
          <text:list-item>
            <text:p text:style-name="P29"><text:s/></text:p>
          </text:list-item>
          <text:list-item>
            <text:p text:style-name="P30"><text:s text:c="2"/></text:p>
          </text:list-item>
          <text:list-item>
            <text:p text:style-name="P31"><text:s/></text:p>
          </text:list-item>
          <text:list-item>
            <text:p text:style-name="P32"/>
          </text:list-item>
        </text:list>
      </text:section>
      <text:section text:name="Sect2" text:style-name="S2">
        <text:h text:style-name="Titre2" text:outline-level="2">Ce que vous pensez pouvoir faire<text:s/><text:span text:style-name="T33">en + si vous avez le temps</text:span></text:h>
      </text:section>
      <text:section text:name="Sect3" text:style-name="S3">
        <text:list text:style-name="LFO2" text:continue-numbering="true">
          <text:list-item>
            <text:p text:style-name="P34"><text:s/>Menu de<text:s/>sélection<text:s/>de thème et de difficulté de question</text:p>
          </text:list-item>
          <text:list-item>
            <text:p text:style-name="P35"><text:s/>Amélioration de l’affichage</text:p>
          </text:list-item>
          <text:list-item>
            <text:p text:style-name="P36"><text:s/></text:p>
          </text:list-item>
          <text:list-item>
            <text:p text:style-name="P37"/>
          </text:list-item>
          <text:list-item>
            <text:p text:style-name="P38"><text:s/></text:p>
          </text:list-item>
          <text:list-item>
            <text:p text:style-name="P39"><text:s/></text:p>
          </text:list-item>
          <text:list-item>
            <text:p text:style-name="P40"><text:s/></text:p>
          </text:list-item>
          <text:list-item>
            <text:p text:style-name="P41"/>
          </text:list-item>
        </text:list>
      </text:section>
      <text:section text:name="Sect4" text:style-name="S4">
        <text:h text:style-name="Titre2" text:outline-level="2">Ce que vous aimeriez faire<text:s/><text:span text:style-name="T42">mais qui vous semble trop difficile</text:span></text:h>
      </text:section>
      <text:section text:name="Sect5" text:style-name="S5">
        <text:list text:style-name="LFO3" text:continue-numbering="true">
          <text:list-item>
            <text:p text:style-name="P43">Affichage de 2048 en graphique</text:p>
          </text:list-item>
          <text:list-item>
            <text:p text:style-name="P44"/>
          </text:list-item>
          <text:list-item>
            <text:p text:style-name="P45"><text:s/></text:p>
          </text:list-item>
          <text:list-item>
            <text:p text:style-name="P46"><text:s/></text:p>
          </text:list-item>
          <text:list-item>
            <text:p text:style-name="P47"><text:s/></text:p>
          </text:list-item>
          <text:list-item>
            <text:p text:style-name="P48"><text:s/>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zura Le Balai</dc:creator>
    <meta:creation-date>2021-11-15T16:06:00Z</meta:creation-date>
    <dc:date>2023-01-18T18:45:00Z</dc:date>
    <meta:template xlink:href="Normal" xlink:type="simple"/>
    <meta:editing-cycles>2</meta:editing-cycles>
    <meta:editing-duration>PT55380S</meta:editing-duration>
    <meta:document-statistic meta:page-count="1" meta:paragraph-count="1" meta:word-count="112" meta:character-count="733" meta:row-count="5" meta:non-whitespace-character-count="622"/>
  </office:meta>
</office:document-meta>
</file>